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a195" officeooo:paragraph-rsid="000aa195"/>
    </style:style>
    <style:style style:name="P2" style:family="paragraph" style:parent-style-name="Standard">
      <style:text-properties officeooo:rsid="000c6f14" officeooo:paragraph-rsid="000c6f14"/>
    </style:style>
    <style:style style:name="P3" style:family="paragraph" style:parent-style-name="Standard">
      <style:text-properties officeooo:rsid="000cd634" officeooo:paragraph-rsid="000c6f14"/>
    </style:style>
    <style:style style:name="P4" style:family="paragraph" style:parent-style-name="Standard">
      <style:text-properties officeooo:rsid="000cd634" officeooo:paragraph-rsid="000cd634"/>
    </style:style>
    <style:style style:name="P5" style:family="paragraph" style:parent-style-name="Standard">
      <style:text-properties officeooo:rsid="000cd634" officeooo:paragraph-rsid="000df906"/>
    </style:style>
    <style:style style:name="P6" style:family="paragraph" style:parent-style-name="Standard">
      <style:text-properties officeooo:rsid="000df906" officeooo:paragraph-rsid="000df906"/>
    </style:style>
    <style:style style:name="P7" style:family="paragraph" style:parent-style-name="Standard">
      <style:text-properties officeooo:rsid="0010bffb" officeooo:paragraph-rsid="00123dc2"/>
    </style:style>
    <style:style style:name="P8" style:family="paragraph" style:parent-style-name="Standard">
      <style:text-properties officeooo:rsid="00130389" officeooo:paragraph-rsid="00130389"/>
    </style:style>
    <style:style style:name="P9" style:family="paragraph" style:parent-style-name="Standard">
      <style:text-properties officeooo:rsid="00144870" officeooo:paragraph-rsid="00144870"/>
    </style:style>
    <style:style style:name="P10" style:family="paragraph" style:parent-style-name="Standard">
      <style:text-properties officeooo:rsid="00181256" officeooo:paragraph-rsid="00181256"/>
    </style:style>
    <style:style style:name="P11" style:family="paragraph" style:parent-style-name="Standard">
      <style:text-properties officeooo:rsid="00123dc2" officeooo:paragraph-rsid="00123dc2"/>
    </style:style>
    <style:style style:name="P12" style:family="paragraph" style:parent-style-name="Standard">
      <style:text-properties officeooo:rsid="0018718f" officeooo:paragraph-rsid="0018718f"/>
    </style:style>
    <style:style style:name="P13" style:family="paragraph" style:parent-style-name="Standard">
      <style:text-properties officeooo:rsid="001a0f5a" officeooo:paragraph-rsid="001a0f5a"/>
    </style:style>
    <style:style style:name="P14" style:family="paragraph" style:parent-style-name="Standard">
      <style:text-properties officeooo:rsid="001a81a3" officeooo:paragraph-rsid="001a81a3"/>
    </style:style>
    <style:style style:name="P15" style:family="paragraph" style:parent-style-name="Standard">
      <style:text-properties officeooo:rsid="001c0570" officeooo:paragraph-rsid="001c0570"/>
    </style:style>
    <style:style style:name="P16" style:family="paragraph" style:parent-style-name="Standard">
      <style:text-properties officeooo:rsid="001dfce7" officeooo:paragraph-rsid="001dfce7"/>
    </style:style>
    <style:style style:name="P17" style:family="paragraph" style:parent-style-name="Standard">
      <style:text-properties officeooo:rsid="001f812f" officeooo:paragraph-rsid="001dfce7"/>
    </style:style>
    <style:style style:name="P18" style:family="paragraph" style:parent-style-name="Standard">
      <style:text-properties officeooo:rsid="001f812f" officeooo:paragraph-rsid="001f812f"/>
    </style:style>
    <style:style style:name="T1" style:family="text">
      <style:text-properties officeooo:rsid="000c6f14"/>
    </style:style>
    <style:style style:name="T2" style:family="text">
      <style:text-properties officeooo:rsid="000cd634"/>
    </style:style>
    <style:style style:name="T3" style:family="text">
      <style:text-properties officeooo:rsid="000df906"/>
    </style:style>
    <style:style style:name="T4" style:family="text">
      <style:text-properties officeooo:rsid="00123dc2"/>
    </style:style>
    <style:style style:name="T5" style:family="text">
      <style:text-properties officeooo:rsid="00144870"/>
    </style:style>
    <style:style style:name="T6" style:family="text">
      <style:text-properties officeooo:rsid="0016a93e"/>
    </style:style>
    <style:style style:name="T7" style:family="text">
      <style:text-properties officeooo:rsid="00181256"/>
    </style:style>
    <style:style style:name="T8" style:family="text">
      <style:text-properties officeooo:rsid="0018718f"/>
    </style:style>
    <style:style style:name="T9" style:family="text">
      <style:text-properties officeooo:rsid="001a81a3"/>
    </style:style>
    <style:style style:name="T10" style:family="text">
      <style:text-properties officeooo:rsid="001c0570"/>
    </style:style>
    <style:style style:name="T11" style:family="text">
      <style:text-properties officeooo:rsid="001f81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ssing</text:p>
      <text:p text:style-name="P1"/>
      <text:p text:style-name="P1">Von Messing wurde nach je 1 oder 2 <text:span text:style-name="T1">Ätz</text:span>schritten mit 10-facher und 20-facher Vergrößerung</text:p>
      <text:p text:style-name="P2">ein Bild mit dem Auflichtmikroskop aufgenommen (siehe Grafik XY). Man kann klar erkennen dass nach dem ersten 10 sekündigen Ätzschritt das Bild noch sehr geringen Kontrast zwischen den beiden Phasen aufweist, während nach dem zweiten 10 sekündigen Ätzschritt der Kontrast deutlich verbessert wurde. Die helleren Bereiche sind mit den Alphamischkristallen zu identifizieren, da <text:span text:style-name="T2">diese mehr Säureresistent sind, als die betamischkristalle. </text:span></text:p>
      <text:p text:style-name="P3"/>
      <text:p text:style-name="P2"/>
      <text:p text:style-name="P2"/>
      <text:p text:style-name="P4">Für die Bestimmung des Zinkanteils der Legierung ist die Bestimmung der Volumenanteile der einzelnen Phasen notwendig. <text:span text:style-name="T3">Diese Anteile sind identisch zu den Flächenanteilen der beiden Phasen in den Bildern, da wir die Fläche zunächst poliert haben (planparallele Fläche).</text:span></text:p>
      <text:p text:style-name="P6">Die Bestimmung dieser Flächenanteile haben wir mit zwei verschiedenen Methoden durchgeführt</text:p>
      <text:p text:style-name="P4">Die Auswertung wurde auf 2 verschiedenen Methoden durchgeführt</text:p>
      <text:p text:style-name="P4"/>
      <text:p text:style-name="P5">Methode 1: Flächenanalyse mit PC </text:p>
      <text:p text:style-name="P5"/>
      <text:p text:style-name="P5">siehe Bild XY. Mit dem Programmes ImageJ wurde das Bild mithilfe eines Schwellwertes in schwarz-weiß überführt. Der Anteil der schwarzen bzw. weißen Pixel entspricht dann dem Flächenanteil bzw. auch dem Volumenanteil der entsprechenden Phase.</text:p>
      <text:p text:style-name="P4">In Bild XY kann man die Grauwertverteilung beispielhaft von XYZ betrachten. Die zwei Phasen entsprechen in diesem Histogramm zwei getrennten Gaußverteilungen, die überlappen. Durch diesen Überlapp kann der Schwellwert nicht eindeutig festgelegt werden und muss nach Augenmaß, <text:span text:style-name="T3">zwischen den beiden Verteilungen</text:span>, gewählt werden. Hierdurch entsteht ein nicht zu vernachlässigender systematischer Messfehler – <text:span text:style-name="T3">wählt man den Schwellwert beispielshalber immer in der Mitte zwischen beiden Kurven</text:span>. </text:p>
      <text:p text:style-name="P6">Bei den Bildern die nur einen Ätzschritt abbilden fallen diese Kurven aufgrund des geringen Kontrasts komplett aufeinander. Sie sind folglich nicht für diese Methode geeignet und werden nicht in die Berechnungen miteinbezogen.</text:p>
      <text:p text:style-name="P6"/>
      <text:p text:style-name="P6">Methode 2: Linienanalyse mit Lineal</text:p>
      <text:p text:style-name="P6"/>
      <text:p text:style-name="P6">Details zur ausführung der Linienanalyse kann im Skript XYZ nachgelesen werden. Die Analyse selbst kann im Anhang auf Seite XYZ gefunden werden.</text:p>
      <text:p text:style-name="P6"/>
      <text:p text:style-name="P6">Es wurden folgende Werte ermittelt:</text:p>
      <text:p text:style-name="P6">Tabelle mit Flächenanteilen jeweils ermittelt für 2Sch10x, 2Sch20x und Linienanalyse</text:p>
      <text:p text:style-name="P6"/>
      <text:p text:style-name="P7">Die Ergebnisse der Linienanalyse sind offenbar geringer als die der Flächenanalyse, <text:span text:style-name="T4">jedoch sind die Ergebnisse nicht signifikant unterschiedlich. Der statistische Fehler der Linienanalyse ist sehr groß, was auf die wenigen Messungen zurückzuführen ist. Da die Linienanalyse auf viele Messungen an verschiedenen Stellen des Materials aufbaut sind diese Werte unzureichend. </text:span></text:p>
      <text:p text:style-name="P11">Jedoch zeigt sich die Linienanalyse als zuverlässigeres Mittel, da sich dort mit konventionellen Mitteln eine Messunsicherheit angeben lässt. Außerdem kann man die systematischen Messunsicherheiten, die man bei Flächenanalyse durch die Festlegung eines Schwellwertes bekommt hier ausschließen. Die Nachteile der Linienanalyse ist jedoch der hohe Arbeitsaufwand und die Abweichungen durch Inhomogenitäten im Material (Linienanalyse wird mit 20x Vergrößerung durchgeführt). </text:p>
      <text:p text:style-name="P7"><text:span text:style-name="T4">Bei der Flächenanalyse kann man die Messunsicherheit nur anhand der Variation des Schwellwertes in vernünftigen Intervallen bestimmen. Eine solche Untersuchung – hier nicht weiter ausgeführt – </text:span><text:soft-page-break/><text:span text:style-name="T4">ergibt eine maximale Messunsicherheit von 6%.</text:span></text:p>
      <text:p text:style-name="P7"/>
      <text:p text:style-name="P8">Es wird von nun an der Wert der Flächenanalyse 10x verwendet , da dieser bei einer geringeren Vergrößerung gemessen wurde, was Abweichungen durch Inhomogenitäten minimiert.</text:p>
      <text:p text:style-name="P8">Aus dem Volumen<text:span text:style-name="T5">prozent </text:span>des Beta Messings kann man nun auf den <text:span text:style-name="T5">Masseprozent des Zinks schließen. Dafür sind folgende Vorüberlegungen und Formeln notwendig</text:span></text:p>
      <text:p text:style-name="P8"/>
      <text:p text:style-name="P9">1. das Masseprozent des Zinks in alpha Messings entspricht dem maximalwert von 32,5% da offenbar schon beta Kristalle ausgeschieden wurden</text:p>
      <text:p text:style-name="P9">2. das Masseprozent des Zinks in beta' Messings liegt etwa zwischen 4<text:span text:style-name="T6">7</text:span>,5% und 50,5%. Der Einfachheithalber wird der Mittelwert von 4<text:span text:style-name="T6">9</text:span>% mit einer statistischen Abweichung von 2,5% angenommen.</text:p>
      <text:p text:style-name="P10">3. Roh Kupfer und Roh Zink = …. <text:s text:c="2"/>Roh = Quotient = 0,800</text:p>
      <text:p text:style-name="P9">3. Umrechnung Masseprozent in Volumenprozent <text:span text:style-name="T7">und Fehler</text:span></text:p>
      <text:p text:style-name="P9">4. VP Zink = VPAlpha*VPAlphaZink +VPBeta*VPBetaZink <text:span text:style-name="T7">und Fehler</text:span></text:p>
      <text:p text:style-name="P9">5. Umrechnung Volumenprozent in Masseprozent <text:span text:style-name="T7">und Fehler</text:span></text:p>
      <text:p text:style-name="P9"/>
      <text:p text:style-name="P9">Das Ergebnis sieht wie folgt aus:</text:p>
      <text:p text:style-name="P9">Le Ergebnis <text:span text:style-name="T7">40+-1% </text:span></text:p>
      <text:p text:style-name="P9"/>
      <text:p text:style-name="P10">Dieses Ergebnis stimmt mit dem Diagramm XYZ überein bei einem Zn Gehalt von 40% bilden sich in der Schmelze zunächst ausschließlich beta Kristalle. Diese scheiden ab einer Temperatur von ca. 830°C alpha Kristalle aus. Ab einer Temperatur von 454°C gehen die betakristalle in beta'kristalle über. Letzlich liegt ein gemisch aus beta' und alphakristallen vor. Siehe Bild XYZ</text:p>
      <text:p text:style-name="P10">Problematisch bei den vorhergegangenen Überlegungen sind folgende Punkte:</text:p>
      <text:p text:style-name="P10"/>
      <text:p text:style-name="P10">- Die Zn-Masseprozente wurden normalverteilt um die Mitte angenommen. Dies muss nicht der Fall sein. Eine Konfiguration könnte bevorzugt sein und somit keine Normalverteilung vorliegen. Die Abweichungen die dadurch entstehen bewegen sich aber innerhalb der halben Messunsicherheit.</text:p>
      <text:p text:style-name="P10">- <text:span text:style-name="T8">Durch die Betrachtung eines einzelnen Bildes entstehen unbekannte Abweichungen aufgrund von inhomogenitäten. Für genauere Berechnungen sollte das Material an verschiedenen Stellen untersucht werden.</text:span></text:p>
      <text:p text:style-name="P10">- <text:span text:style-name="T8">Durch die Verwendung der Flächenanalyse mit einem subjektiv gewähltem Schwellwert entstehen systematische Abweichungen vom wahren Wert. Diese wurden mithilfe des maximalfehlers von 6% abgeschätzt. Diese Abschätzung ist subjektiv und somit auch für genauere Berechnungen nicht geeignet</text:span></text:p>
      <text:p text:style-name="P10">- <text:span text:style-name="T8">Wie in den Bildern XYZ und ZYX zu sehen ist hat die Ätzdauer drastischen Einfluss auf den Kontrast des gewonnen Bildes und somit auf die Güte des Ergebnisses.</text:span></text:p>
      <text:p text:style-name="P10"/>
      <text:p text:style-name="P12">Für eine Verbesserung des Ergebnisses wird abschließend folgendes vorgeschlagen: Führe eine Linienanalyse an vielen verschiedenen Stellen (am besten mit verschiedenen Richtungen) durch. Dies sollte aber mithilfe eines Computerprogramms geschehen, um Arbeitsaufwand zu minimieren – da eine solche Software nicht aufzufinden war wurde in diesem Versuch die Flächenanalyse als Werkzeug der Wahl verwendet. Anschließend sollte noch genauere Kenntnis über die betaphasen in Messing gewonnen werden um die Zinkanteile genauer angeben zu können.</text:p>
      <text:p text:style-name="P12"/>
      <text:p text:style-name="P12"/>
      <text:p text:style-name="P12"/>
      <text:p text:style-name="P12"/>
      <text:p text:style-name="P12"/>
      <text:p text:style-name="P12"/>
      <text:p text:style-name="P12"/>
      <text:p text:style-name="P13"><text:soft-page-break/>Stahl</text:p>
      <text:p text:style-name="P13"/>
      <text:p text:style-name="P13">Von Stahl wurde je nach dem erstem und dem zweiten 25 sekündigen Ätzschritt eine Aufnahme mit 10-<text:span text:style-name="T9">facher</text:span> und 20-<text:span text:style-name="T9">facher</text:span> Vergrößerung gemacht. <text:span text:style-name="T9">In Bild XYZ werden diese 4 Bilder zusammengefasst. Nach dem ersten Ätzschritt kann man im Gegensatz zu Messing bereits einen sehr guten Kontrast sehen. Nach dem zweiten Ätzschritt verbessert sich der Kontrast, jedoch werden nun zusätzlich zu den Phasen auch die Korngrenzen als schwarze Linien sichtbar. Da in diesem Versuch die Anteile der verschiedenen Phasen berechnet werden sollen ist dies nicht erwünscht. Es wird daher nur mit den Bildern nach dem ersten Ätzschritt gearbeitet.</text:span></text:p>
      <text:p text:style-name="P13"/>
      <text:p text:style-name="P14">Die zwei verschiedenen Phasen können als Ferrit (hell) und Perlit (dunkel) identifiziert werden [Quelle: Anleitung]. Zur Bestimmung der Flächenanteile wird analog zu Messing vorgegangen. Auch hier ergibt sich bei der Flächenanalyse kein eindeutig wählbarer Schwellwert. Der Maximalfehler durch die Schwellwertwahl wird hier analog durch Schwellwertvariation in sinnvollen Intervallen mit 3% abgeschätzt</text:p>
      <text:p text:style-name="P14">Die Linienanalyse befindet sich im Anhang auf Seite XYZ</text:p>
      <text:p text:style-name="P14"/>
      <text:p text:style-name="P14">Tabelle:</text:p>
      <text:p text:style-name="P14">1Sch10x 1Sch20x LA20x</text:p>
      <text:p text:style-name="P14">13,58% 14,54% 11,65%</text:p>
      <text:p text:style-name="P14">3% <text:s text:c="8"/>3% <text:s text:c="9"/>3%</text:p>
      <text:p text:style-name="P14"/>
      <text:p text:style-name="P14">Auch hier wird der Wert mit 10-facher Vergrößerung für weitere Berechnungen verwendet, da Abweichungen durch inhomogenitäten bei diesem geringer sind.</text:p>
      <text:p text:style-name="P14"/>
      <text:p text:style-name="P14">Für die Berechnungen sind folgende Überlegungen/Formeln wichtig</text:p>
      <text:p text:style-name="P14"/>
      <text:p text:style-name="P14">1. Perlit <text:span text:style-name="T10">besteht </text:span>zu 88% aus Fe<text:span text:style-name="T10">rrit</text:span> und zu 12% aus Zementit <text:span text:style-name="T10">(alle %-Angaben in Massenprozent)</text:span></text:p>
      <text:p text:style-name="P15">2. Zementit besteht zu 6,67% aus Kohlenstoff</text:p>
      <text:p text:style-name="P15">3. Dichte Ferrit: 7,86g/cm3 <text:s/>Dichte Zementit 7,4 g/cm3 <text:s/>[Quelle Script Stahl S. 1]</text:p>
      <text:p text:style-name="P15"/>
      <text:p text:style-name="P16">1. GP Pe Ze <text:s/>---&gt; <text:s/>VP Pe Ze</text:p>
      <text:p text:style-name="P16">2. VP Pe Ze <text:s/>* <text:s/>VP Pe <text:s/>= VP Ze <text:s text:c="2"/>(+FR)</text:p>
      <text:p text:style-name="P16">3. VP Ze ----&gt; GP Ze (+FR) <text:s text:c="32"/>7 Formeln siehe handgeschriebenes Blatt</text:p>
      <text:p text:style-name="P16">4. GP Ze * GP Ze C = GP C <text:s/>(+FR)</text:p>
      <text:p text:style-name="P16"/>
      <text:p text:style-name="P16">Le Ergebnis: GP C = (0,112+-0,024)%</text:p>
      <text:p text:style-name="P16"/>
      <text:p text:style-name="P16">Das Ergebnis passt gut mit den Bildern für 0,15% C und 0,05% C zusammen [Quelle Script Stahl]</text:p>
      <text:p text:style-name="P16">Es lässt sich folgern, dass hier Einsatzstahl (0,10% bis 0,15%) vorliegt [Quelle: Wikipedia/Einsatzstahl]</text:p>
      <text:p text:style-name="P16"/>
      <text:p text:style-name="P16">Den größten Einfluss auf den Fehler hat hier die Unsicherheit in der <text:span text:style-name="T11">subjektiven </text:span>Wahl des Schwellwertes. Andere Unsicherheiten wurden gegenüber dieser als klein angenommen. Diese da wären: </text:p>
      <text:p text:style-name="P16"/>
      <text:p text:style-name="P16">- Unsicherheiten in den angegebenen Dichten </text:p>
      <text:p text:style-name="P16">- Unsicherheiten in den angegebenen Zusammensetzungen von Perlit und Zementit</text:p>
      <text:p text:style-name="P16"/>
      <text:p text:style-name="P18">eventuell unberücksichtigte nicht vernachlässigbare Unsicherheiten sind: </text:p>
      <text:p text:style-name="P18">- inhomogenität</text:p>
      <text:p text:style-name="P18"/>
      <text:p text:style-name="P18"><text:soft-page-break/>Für ein besseres Ergebnis wird analog zu Messing eine Computerunterstützte Linienanalyse vorgeschlagen.</text:p>
      <text:p text:style-name="P18"/>
      <text:p text:style-name="P18"/>
      <text:p text:style-name="P17"/>
      <text:p text:style-name="P16"/>
      <text:p text:style-name="P15"/>
      <text:p text:style-name="P9"/>
      <text:p text:style-name="P9"/>
      <text:p text:style-name="P9"/>
      <text:p text:style-name="P8"/>
      <text:p text:style-name="P8"/>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4T14:06:13.632000000</meta:creation-date>
    <dc:date>2016-11-25T16:02:50.503000000</dc:date>
    <meta:editing-duration>PT15M14S</meta:editing-duration>
    <meta:editing-cycles>4</meta:editing-cycles>
    <meta:generator>LibreOffice/4.3.4.1$Windows_x86 LibreOffice_project/bc356b2f991740509f321d70e4512a6a54c5f243</meta:generator>
    <meta:document-statistic meta:table-count="0" meta:image-count="0" meta:object-count="0" meta:page-count="4" meta:paragraph-count="60" meta:word-count="1218" meta:character-count="8689" meta:non-whitespace-character-count="7459"/>
  </office:meta>
</office:document-meta>
</file>